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E0000005E5FBDFD39DF1AB59D.png" manifest:media-type="image/png"/>
  <manifest:file-entry manifest:full-path="Pictures/10000201000000C3000001038C928AA4E07C356B.png" manifest:media-type="image/png"/>
  <manifest:file-entry manifest:full-path="Pictures/10000201000000150000001D355EE526B56FE17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ibri" svg:font-family="Calibri, sans-serif"/>
    <style:font-face style:name="FreeSans1" svg:font-family="FreeSans" style:font-family-generic="swiss"/>
    <style:font-face style:name="Batang" svg:font-family="Batang" style:font-family-generic="system" style:font-pitch="fixed"/>
    <style:font-face style:name="Aharoni" svg:font-family="Aharoni" style:font-pitch="variable"/>
    <style:font-face style:name="Indie Flower" svg:font-family="'Indie Flower'" style:font-pitch="variable"/>
    <style:font-face style:name="Linux Libertine Display G" svg:font-family="'Linux Libertine Display G'" style:font-pitch="variable"/>
    <style:font-face style:name="Lobster" svg:font-family="Lobster" style:font-pitch="variable"/>
    <style:font-face style:name="Purisa" svg:font-family="Purisa" style:font-pitch="variable"/>
    <style:font-face style:name="Segoe Print" svg:font-family="'Segoe Print'" style:font-pitch="variable"/>
    <style:font-face style:name="TibetanChogyalUnicode-170221" svg:font-family="TibetanChogyalUnicode-170221" style:font-pitch="variable"/>
    <style:font-face style:name="TibetanMachineUnicode" svg:font-family="TibetanMachineUnicode" style:font-pitch="variable"/>
    <style:font-face style:name="Algerian" svg:font-family="Algerian" style:font-family-generic="decorative" style:font-pitch="variable"/>
    <style:font-face style:name="Blackadder ITC" svg:font-family="'Blackadder ITC'" style:font-family-generic="decorative" style:font-pitch="variable"/>
    <style:font-face style:name="Colonna MT" svg:font-family="'Colonna MT'" style:font-family-generic="decorative" style:font-pitch="variable"/>
    <style:font-face style:name="Onyx" svg:font-family="Onyx" style:font-family-generic="decorative" style:font-pitch="variable"/>
    <style:font-face style:name="Berlin Sans FB" svg:font-family="'Berlin Sans FB'" style:font-family-generic="roman" style:font-pitch="variable"/>
    <style:font-face style:name="Cambria Math" svg:font-family="'Cambria Math'" style:font-family-generic="roman" style:font-pitch="variable"/>
    <style:font-face style:name="Castellar" svg:font-family="Castellar" style:font-family-generic="roman" style:font-pitch="variable"/>
    <style:font-face style:name="Century1" svg:font-family="Century" style:font-family-generic="roman" style:font-pitch="variable"/>
    <style:font-face style:name="Century" svg:font-family="Century" style:font-adornments="Normal" style:font-family-generic="roman" style:font-pitch="variable"/>
    <style:font-face style:name="Garamond Dia" svg:font-family="'Garamond Dia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pple Chancery" svg:font-family="'Apple Chancery'" style:font-family-generic="script" style:font-pitch="variable"/>
    <style:font-face style:name="Bradley Hand ITC" svg:font-family="'Bradley Hand ITC'" style:font-family-generic="script" style:font-pitch="variable"/>
    <style:font-face style:name="Brush Script MT" svg:font-family="'Brush Script MT'" style:font-family-generic="script" style:font-pitch="variable"/>
    <style:font-face style:name="Coronet" svg:font-family="Coronet" style:font-family-generic="script" style:font-pitch="variable"/>
    <style:font-face style:name="CoronetPS" svg:font-family="CoronetPS" style:font-family-generic="script" style:font-pitch="variable"/>
    <style:font-face style:name="Edwardian Script ITC" svg:font-family="'Edwardian Script ITC'" style:font-family-generic="script" style:font-pitch="variable"/>
    <style:font-face style:name="Forte" svg:font-family="Forte" style:font-family-generic="script" style:font-pitch="variable"/>
    <style:font-face style:name="Freestyle Script" svg:font-family="'Freestyle Script'" style:font-family-generic="script" style:font-pitch="variable"/>
    <style:font-face style:name="French Script MT" svg:font-family="'French Script MT'" style:font-family-generic="script" style:font-pitch="variable"/>
    <style:font-face style:name="ITC Zapf Chancery" svg:font-family="'ITC Zapf Chancery'" style:font-family-generic="script" style:font-pitch="variable"/>
    <style:font-face style:name="Informal Roman" svg:font-family="'Informal Roman'" style:font-family-generic="script" style:font-pitch="variable"/>
    <style:font-face style:name="Ink Free" svg:font-family="'Ink Free'" style:font-family-generic="script" style:font-pitch="variable"/>
    <style:font-face style:name="Kunstler Script" svg:font-family="'Kunstler Script'" style:font-family-generic="script" style:font-pitch="variable"/>
    <style:font-face style:name="Lucida Calligraphy" svg:font-family="'Lucida Calligraphy'" style:font-family-generic="script" style:font-pitch="variable"/>
    <style:font-face style:name="Lucida Handwriting" svg:font-family="'Lucida Handwriting'" style:font-family-generic="script" style:font-pitch="variable"/>
    <style:font-face style:name="Marigold" svg:font-family="Marigold" style:font-family-generic="script" style:font-pitch="variable"/>
    <style:font-face style:name="Mistral" svg:font-family="Mistral" style:font-family-generic="script" style:font-pitch="variable"/>
    <style:font-face style:name="Monotype Corsiva" svg:font-family="'Monotype Corsiva'" style:font-family-generic="script" style:font-pitch="variable"/>
    <style:font-face style:name="Old English Text MT" svg:font-family="'Old English Text MT'" style:font-family-generic="script" style:font-pitch="variable"/>
    <style:font-face style:name="Oxford" svg:font-family="Oxford" style:font-family-generic="script" style:font-pitch="variable"/>
    <style:font-face style:name="Palace Script MT" svg:font-family="'Palace Script MT'" style:font-family-generic="script" style:font-pitch="variable"/>
    <style:font-face style:name="Papyrus" svg:font-family="Papyrus" style:font-family-generic="script" style:font-pitch="variable"/>
    <style:font-face style:name="Parchment" svg:font-family="Parchment" style:font-family-generic="script" style:font-pitch="variable"/>
    <style:font-face style:name="Pristina" svg:font-family="Pristina" style:font-family-generic="script" style:font-pitch="variable"/>
    <style:font-face style:name="Rage Italic" svg:font-family="'Rage Italic'" style:font-family-generic="script" style:font-pitch="variable"/>
    <style:font-face style:name="Segoe Script" svg:font-family="'Segoe Script'" style:font-family-generic="script" style:font-pitch="variable"/>
    <style:font-face style:name="Taffy" svg:font-family="Taffy" style:font-family-generic="script" style:font-pitch="variable"/>
    <style:font-face style:name="Viner Hand ITC" svg:font-family="'Viner Hand ITC'" style:font-family-generic="script" style:font-pitch="variable"/>
    <style:font-face style:name="Vivaldi" svg:font-family="Vivaldi" style:font-family-generic="script" style:font-pitch="variable"/>
    <style:font-face style:name="Vladimir Script" svg:font-family="'Vladimir Script'" style:font-family-generic="script" style:font-pitch="variable"/>
    <style:font-face style:name="ZapfChancery" svg:font-family="ZapfChancery" style:font-family-generic="script" style:font-pitch="variable"/>
    <style:font-face style:name="Albertus Extra Bold" svg:font-family="'Albertus Extra Bold'" style:font-family-generic="swiss" style:font-pitch="variable"/>
    <style:font-face style:name="Antique Olive CompactPS" svg:font-family="'Antique Olive CompactPS'" style:font-family-generic="swiss" style:font-pitch="variable"/>
    <style:font-face style:name="Aparajita" svg:font-family="Aparajita" style:font-family-generic="swiss" style:font-pitch="variable"/>
    <style:font-face style:name="AvantGarde" svg:font-family="AvantGarde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ato1" svg:font-family="Lato" style:font-family-generic="swiss" style:font-pitch="variable"/>
    <style:font-face style:name="Lato" svg:font-family="Lato" style:font-adornments="Gra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FZSongTi" svg:font-family="FZSongTi" style:font-family-generic="system" style:font-pitch="variable"/>
    <style:font-face style:name="FreeSans" svg:font-family="FreeSans" style:font-family-generic="system" style:font-pitch="variable"/>
    <style:font-face style:name="Mangal1" svg:font-family="Mangal" style:font-family-generic="system" style:font-pitch="variable"/>
    <style:font-face style:name="Microsoft Himalaya" svg:font-family="'Microsoft Himalaya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88pt" officeooo:rsid="023216c7" officeooo:paragraph-rsid="02331bba" style:font-size-asian="94pt" style:font-size-complex="94pt"/>
    </style:style>
    <style:style style:name="P2" style:family="paragraph" style:parent-style-name="Text_20_body" style:master-page-name="Standard">
      <style:paragraph-properties style:page-number="auto"/>
      <style:text-properties fo:font-size="100pt" officeooo:rsid="023216c7" officeooo:paragraph-rsid="02331bba" style:font-size-asian="100pt" style:font-size-complex="100pt"/>
    </style:style>
    <style:style style:name="T1" style:family="text">
      <style:text-properties fo:font-size="94pt"/>
    </style:style>
    <style:style style:name="T2" style:family="text">
      <style:text-properties style:font-name="ZapfChancery" fo:font-size="94pt"/>
    </style:style>
    <style:style style:name="T3" style:family="text">
      <style:text-properties style:font-name="Vivaldi" fo:font-size="94pt"/>
    </style:style>
    <style:style style:name="T4" style:family="text">
      <style:text-properties style:font-name="Algerian" fo:font-size="94pt"/>
    </style:style>
    <style:style style:name="T5" style:family="text">
      <style:text-properties style:font-name="Apple Chancery" fo:font-size="94pt"/>
    </style:style>
    <style:style style:name="T6" style:family="text">
      <style:text-properties style:font-name="Brush Script MT" fo:font-size="94pt"/>
    </style:style>
    <style:style style:name="T7" style:family="text">
      <style:text-properties style:font-name="Castellar" fo:font-size="94pt"/>
    </style:style>
    <style:style style:name="T8" style:family="text">
      <style:text-properties style:font-name="Colonna MT" fo:font-size="94pt"/>
    </style:style>
    <style:style style:name="T9" style:family="text">
      <style:text-properties style:font-name="Coronet" fo:font-size="94pt"/>
    </style:style>
    <style:style style:name="T10" style:family="text">
      <style:text-properties style:font-name="Edwardian Script ITC" fo:font-size="94pt"/>
    </style:style>
    <style:style style:name="T11" style:family="text">
      <style:text-properties style:font-name="Freestyle Script" fo:font-size="94pt"/>
    </style:style>
    <style:style style:name="T12" style:family="text">
      <style:text-properties style:font-name="French Script MT" fo:font-size="94pt"/>
    </style:style>
    <style:style style:name="T13" style:family="text">
      <style:text-properties style:font-name="ITC Zapf Chancery" fo:font-size="94pt"/>
    </style:style>
    <style:style style:name="T14" style:family="text">
      <style:text-properties style:font-name="Indie Flower" fo:font-size="94pt"/>
    </style:style>
    <style:style style:name="T15" style:family="text">
      <style:text-properties style:font-name="Ink Free" fo:font-size="94pt"/>
    </style:style>
    <style:style style:name="T16" style:family="text">
      <style:text-properties style:font-name="Monotype Corsiva" fo:font-size="94pt"/>
    </style:style>
    <style:style style:name="T17" style:family="text">
      <style:text-properties style:font-name="Lucida Calligraphy" fo:font-size="94pt"/>
    </style:style>
    <style:style style:name="T18" style:family="text">
      <style:text-properties fo:font-size="88pt" style:font-size-asian="94pt" style:font-size-complex="94pt"/>
    </style:style>
    <style:style style:name="T19" style:family="text">
      <style:text-properties fo:font-size="66pt"/>
    </style:style>
    <style:style style:name="T20" style:family="text">
      <style:text-properties style:font-name="Lucida Handwriting" fo:font-size="94pt"/>
    </style:style>
    <style:style style:name="T21" style:family="text">
      <style:text-properties style:font-name="Lobster" fo:font-size="94pt"/>
    </style:style>
    <style:style style:name="T22" style:family="text">
      <style:text-properties style:font-name="Mistral" fo:font-size="94pt"/>
    </style:style>
    <style:style style:name="T23" style:family="text">
      <style:text-properties style:font-name="Marigold" fo:font-size="110pt"/>
    </style:style>
    <style:style style:name="T24" style:family="text">
      <style:text-properties style:font-name="Marigold" fo:font-size="112pt"/>
    </style:style>
    <style:style style:name="T25" style:family="text">
      <style:text-properties style:font-name="Marigold" fo:font-size="114pt"/>
    </style:style>
    <style:style style:name="T26" style:family="text">
      <style:text-properties style:font-name="Marigold" fo:font-size="116pt"/>
    </style:style>
    <style:style style:name="T27" style:family="text">
      <style:text-properties style:font-name="Marigold" fo:font-size="118pt"/>
    </style:style>
    <style:style style:name="T28" style:family="text">
      <style:text-properties style:font-name="Marigold" fo:font-size="120pt"/>
    </style:style>
    <style:style style:name="T29" style:family="text">
      <style:text-properties style:font-name="Marigold" fo:font-size="122pt"/>
    </style:style>
    <style:style style:name="T30" style:family="text">
      <style:text-properties style:font-name="Marigold" fo:font-size="124pt"/>
    </style:style>
    <style:style style:name="T31" style:family="text">
      <style:text-properties style:font-name="Marigold" fo:font-size="126pt"/>
    </style:style>
    <style:style style:name="T32" style:family="text">
      <style:text-properties style:font-name="Marigold" fo:font-size="128pt"/>
    </style:style>
    <style:style style:name="T33" style:family="text">
      <style:text-properties style:font-name="Marigold" fo:font-size="130pt"/>
    </style:style>
    <style:style style:name="T34" style:family="text">
      <style:text-properties style:font-name="Marigold" fo:font-size="132pt"/>
    </style:style>
    <style:style style:name="T35" style:family="text">
      <style:text-properties style:font-name="Marigold" fo:font-size="134pt"/>
    </style:style>
    <style:style style:name="T36" style:family="text">
      <style:text-properties style:font-name="Marigold" fo:font-size="136pt"/>
    </style:style>
    <style:style style:name="T37" style:family="text">
      <style:text-properties style:font-name="Marigold" fo:font-size="138pt"/>
    </style:style>
    <style:style style:name="T38" style:family="text">
      <style:text-properties style:font-name="Kunstler Script" fo:font-size="94pt"/>
    </style:style>
    <style:style style:name="T39" style:family="text">
      <style:text-properties style:font-name="Rage Italic" fo:font-size="88pt" style:font-size-asian="94pt" style:font-size-complex="94pt"/>
    </style:style>
    <style:style style:name="T40" style:family="text">
      <style:text-properties style:font-name="Segoe Script" fo:font-size="88pt" style:font-size-asian="94pt" style:font-size-complex="94pt"/>
    </style:style>
    <style:style style:name="T41" style:family="text">
      <style:text-properties style:font-name="Purisa" fo:font-size="88pt" style:font-size-asian="94pt" style:font-size-complex="94pt"/>
    </style:style>
    <style:style style:name="T42" style:family="text">
      <style:text-properties style:font-name="Papyrus" fo:font-size="88pt" style:font-size-asian="94pt" style:font-size-complex="94pt"/>
    </style:style>
    <style:style style:name="T43" style:family="text">
      <style:text-properties style:font-name="Pristina"/>
    </style:style>
    <style:style style:name="T44" style:family="text">
      <style:text-properties style:font-name="Oxford"/>
    </style:style>
    <style:style style:name="T45" style:family="text">
      <style:text-properties style:font-name="Oxford" fo:font-size="94pt"/>
    </style:style>
    <style:style style:name="T46" style:family="text">
      <style:text-properties style:font-name="Oxford" fo:font-size="100pt"/>
    </style:style>
    <style:style style:name="T47" style:family="text">
      <style:text-properties style:font-name="Oxford" fo:font-size="90pt"/>
    </style:style>
    <style:style style:name="T48" style:family="text">
      <style:text-properties style:font-name="Oxford" fo:font-size="92pt"/>
    </style:style>
    <style:style style:name="T49" style:family="text">
      <style:text-properties style:font-name="Oxford" fo:font-size="96pt"/>
    </style:style>
    <style:style style:name="T50" style:family="text">
      <style:text-properties style:font-name="Oxford" fo:font-size="98pt"/>
    </style:style>
    <style:style style:name="T51" style:family="text">
      <style:text-properties style:font-name="Oxford" fo:font-size="102pt"/>
    </style:style>
    <style:style style:name="T52" style:family="text">
      <style:text-properties style:font-name="Oxford" fo:font-size="104pt"/>
    </style:style>
    <style:style style:name="T53" style:family="text">
      <style:text-properties style:font-name="Oxford" fo:font-size="106pt"/>
    </style:style>
    <style:style style:name="T54" style:family="text">
      <style:text-properties style:font-name="Oxford" fo:font-size="108pt"/>
    </style:style>
    <style:style style:name="T55" style:family="text">
      <style:text-properties style:font-name="Oxford" fo:font-size="110pt"/>
    </style:style>
    <style:style style:name="T56" style:family="text">
      <style:text-properties style:font-name="Oxford" fo:font-size="112pt"/>
    </style:style>
    <style:style style:name="T57" style:family="text">
      <style:text-properties style:font-name="Oxford" fo:font-size="114pt"/>
    </style:style>
    <style:style style:name="T58" style:family="text">
      <style:text-properties style:font-name="Oxford" fo:font-size="116pt"/>
    </style:style>
    <style:style style:name="T59" style:family="text">
      <style:text-properties style:font-name="Oxford" fo:font-size="118pt"/>
    </style:style>
    <style:style style:name="T60" style:family="text">
      <style:text-properties style:font-name="Oxford" fo:font-size="120pt"/>
    </style:style>
    <style:style style:name="T61" style:family="text">
      <style:text-properties style:font-name="Oxford" fo:font-size="122pt"/>
    </style:style>
    <style:style style:name="T62" style:family="text">
      <style:text-properties style:font-name="Oxford" fo:font-size="124pt"/>
    </style:style>
    <style:style style:name="T63" style:family="text">
      <style:text-properties style:font-name="Oxford" fo:font-size="126pt"/>
    </style:style>
    <style:style style:name="T64" style:family="text">
      <style:text-properties style:font-name="Oxford" fo:font-size="128pt"/>
    </style:style>
    <style:style style:name="T65" style:family="text">
      <style:text-properties style:font-name="Oxford" fo:font-size="130pt"/>
    </style:style>
    <style:style style:name="T66" style:family="text">
      <style:text-properties style:font-name="Oxford" fo:font-size="132pt"/>
    </style:style>
    <style:style style:name="T67" style:family="text">
      <style:text-properties style:font-name="Oxford" fo:font-size="134pt"/>
    </style:style>
    <style:style style:name="T68" style:family="text">
      <style:text-properties style:font-name="Oxford" fo:font-size="136pt"/>
    </style:style>
    <style:style style:name="T69" style:family="text">
      <style:text-properties style:font-name="Oxford" fo:font-size="138pt"/>
    </style:style>
    <style:style style:name="T70" style:family="text">
      <style:text-properties style:font-name="Oxford" fo:font-size="140pt"/>
    </style:style>
    <style:style style:name="T71" style:family="text">
      <style:text-properties style:font-name="Parchment"/>
    </style:style>
    <style:style style:name="T72" style:family="text">
      <style:text-properties style:font-name="Parchment" fo:font-size="94pt"/>
    </style:style>
    <style:style style:name="T73" style:family="text">
      <style:text-properties style:font-name="Parchment" fo:font-size="90pt"/>
    </style:style>
    <style:style style:name="T74" style:family="text">
      <style:text-properties style:font-name="Parchment" fo:font-size="92pt"/>
    </style:style>
    <style:style style:name="T75" style:family="text">
      <style:text-properties style:font-name="Parchment" fo:font-size="96pt"/>
    </style:style>
    <style:style style:name="T76" style:family="text">
      <style:text-properties style:font-name="Parchment" fo:font-size="98pt"/>
    </style:style>
    <style:style style:name="T77" style:family="text">
      <style:text-properties style:font-name="Parchment" fo:font-size="150pt" style:font-size-asian="150pt" style:font-size-complex="150pt"/>
    </style:style>
    <style:style style:name="T78" style:family="text">
      <style:text-properties style:font-name="Parchment" fo:font-size="200pt" style:font-size-asian="200pt" style:font-size-complex="200pt"/>
    </style:style>
    <style:style style:name="T79" style:family="text">
      <style:text-properties style:font-name="Old English Text MT"/>
    </style:style>
    <style:style style:name="T80" style:family="text">
      <style:text-properties style:font-name="Viner Hand ITC"/>
    </style:style>
    <style:style style:name="T81" style:family="text">
      <style:text-properties style:font-name="Vladimir Script"/>
    </style:style>
    <style:style style:name="T82" style:family="text">
      <style:text-properties style:font-name="Taffy"/>
    </style:style>
    <style:style style:name="T83" style:family="text">
      <style:text-properties style:font-name="Informal Roman"/>
    </style:style>
    <style:style style:name="T84" style:family="text">
      <style:text-properties style:text-position="50% 100%" fo:font-size="94pt" officeooo:rsid="02331bba" style:font-name-complex="TibetanMachineUnicode" style:font-size-complex="122pt"/>
    </style:style>
    <style:style style:name="T85" style:family="text">
      <style:text-properties style:text-position="50% 100%" fo:font-size="94pt" officeooo:rsid="02331bba" style:font-size-asian="100pt" style:font-name-complex="TibetanMachineUnicode" style:font-size-complex="122pt"/>
    </style:style>
    <style:style style:name="T86" style:family="text">
      <style:text-properties style:text-position="50% 100%" style:font-name="ZapfChancery" fo:font-size="94pt" officeooo:rsid="02331bba" style:font-name-complex="TibetanMachineUnicode" style:font-size-complex="122pt"/>
    </style:style>
    <style:style style:name="T87" style:family="text">
      <style:text-properties style:text-position="50% 100%" style:font-name="Vivaldi" fo:font-size="94pt" officeooo:rsid="02331bba" style:font-name-complex="TibetanMachineUnicode" style:font-size-complex="122pt"/>
    </style:style>
    <style:style style:name="T88" style:family="text">
      <style:text-properties style:text-position="50% 100%" style:font-name="Algerian" fo:font-size="94pt" officeooo:rsid="02331bba" style:font-name-complex="TibetanMachineUnicode" style:font-size-complex="122pt"/>
    </style:style>
    <style:style style:name="T89" style:family="text">
      <style:text-properties style:text-position="50% 100%" style:font-name="Apple Chancery" fo:font-size="94pt" officeooo:rsid="02331bba" style:font-name-complex="TibetanMachineUnicode" style:font-size-complex="122pt"/>
    </style:style>
    <style:style style:name="T90" style:family="text">
      <style:text-properties style:text-position="50% 100%" style:font-name="Brush Script MT" fo:font-size="94pt" officeooo:rsid="02331bba" style:font-name-complex="TibetanMachineUnicode" style:font-size-complex="122pt"/>
    </style:style>
    <style:style style:name="T91" style:family="text">
      <style:text-properties style:text-position="50% 100%" style:font-name="Colonna MT" fo:font-size="94pt" officeooo:rsid="02331bba" style:font-name-complex="TibetanMachineUnicode" style:font-size-complex="122pt"/>
    </style:style>
    <style:style style:name="T92" style:family="text">
      <style:text-properties style:text-position="50% 100%" style:font-name="Coronet" fo:font-size="94pt" officeooo:rsid="02331bba" style:font-name-complex="TibetanMachineUnicode" style:font-size-complex="122pt"/>
    </style:style>
    <style:style style:name="T93" style:family="text">
      <style:text-properties style:text-position="50% 100%" style:font-name="Edwardian Script ITC" fo:font-size="94pt" officeooo:rsid="02331bba" style:font-name-complex="TibetanMachineUnicode" style:font-size-complex="122pt"/>
    </style:style>
    <style:style style:name="T94" style:family="text">
      <style:text-properties style:text-position="50% 100%" style:font-name="Freestyle Script" fo:font-size="94pt" officeooo:rsid="02331bba" style:font-name-complex="TibetanMachineUnicode" style:font-size-complex="122pt"/>
    </style:style>
    <style:style style:name="T95" style:family="text">
      <style:text-properties style:text-position="50% 100%" style:font-name="French Script MT" fo:font-size="94pt" officeooo:rsid="02331bba" style:font-name-complex="TibetanMachineUnicode" style:font-size-complex="122pt"/>
    </style:style>
    <style:style style:name="T96" style:family="text">
      <style:text-properties style:text-position="50% 100%" style:font-name="ITC Zapf Chancery" fo:font-size="94pt" officeooo:rsid="02331bba" style:font-name-complex="TibetanMachineUnicode" style:font-size-complex="122pt"/>
    </style:style>
    <style:style style:name="T97" style:family="text">
      <style:text-properties style:text-position="50% 100%" style:font-name="Indie Flower" fo:font-size="94pt" officeooo:rsid="02331bba" style:font-name-complex="TibetanMachineUnicode" style:font-size-complex="122pt"/>
    </style:style>
    <style:style style:name="T98" style:family="text">
      <style:text-properties style:text-position="50% 100%" style:font-name="Ink Free" fo:font-size="94pt" officeooo:rsid="02331bba" style:font-name-complex="TibetanMachineUnicode" style:font-size-complex="122pt"/>
    </style:style>
    <style:style style:name="T99" style:family="text">
      <style:text-properties style:text-position="50% 100%" style:font-name="Monotype Corsiva" fo:font-size="94pt" officeooo:rsid="02331bba" style:font-name-complex="TibetanMachineUnicode" style:font-size-complex="122pt"/>
    </style:style>
    <style:style style:name="T100" style:family="text">
      <style:text-properties style:text-position="50% 100%" style:font-name="Lucida Calligraphy" fo:font-size="94pt" officeooo:rsid="02331bba" style:font-name-complex="TibetanMachineUnicode" style:font-size-complex="122pt"/>
    </style:style>
    <style:style style:name="T101" style:family="text">
      <style:text-properties style:text-position="50% 100%" style:font-name="Lucida Handwriting" fo:font-size="94pt" officeooo:rsid="02331bba" style:font-name-complex="TibetanMachineUnicode" style:font-size-complex="122pt"/>
    </style:style>
    <style:style style:name="T102" style:family="text">
      <style:text-properties style:text-position="50% 100%" style:font-name="Lobster" fo:font-size="94pt" officeooo:rsid="02331bba" style:font-name-complex="TibetanMachineUnicode" style:font-size-complex="122pt"/>
    </style:style>
    <style:style style:name="T103" style:family="text">
      <style:text-properties style:text-position="50% 100%" style:font-name="Mistral" fo:font-size="94pt" officeooo:rsid="02331bba" style:font-name-complex="TibetanMachineUnicode" style:font-size-complex="122pt"/>
    </style:style>
    <style:style style:name="T104" style:family="text">
      <style:text-properties style:text-position="50% 100%" style:font-name="Marigold" fo:font-size="94pt" officeooo:rsid="02331bba" style:font-name-complex="TibetanMachineUnicode" style:font-size-complex="122pt"/>
    </style:style>
    <style:style style:name="T105" style:family="text">
      <style:text-properties style:text-position="50% 100%" style:font-name="Kunstler Script" fo:font-size="94pt" officeooo:rsid="02331bba" style:font-name-complex="TibetanMachineUnicode" style:font-size-complex="122pt"/>
    </style:style>
    <style:style style:name="T106" style:family="text">
      <style:text-properties style:text-position="50% 100%" style:font-name="Rage Italic" fo:font-size="94pt" officeooo:rsid="02331bba" style:font-name-complex="TibetanMachineUnicode" style:font-size-complex="122pt"/>
    </style:style>
    <style:style style:name="T107" style:family="text">
      <style:text-properties style:text-position="50% 100%" style:font-name="Segoe Script" fo:font-size="94pt" officeooo:rsid="02331bba" style:font-name-complex="TibetanMachineUnicode" style:font-size-complex="122pt"/>
    </style:style>
    <style:style style:name="T108" style:family="text">
      <style:text-properties style:text-position="50% 100%" style:font-name="Purisa" fo:font-size="94pt" officeooo:rsid="02331bba" style:font-name-complex="TibetanMachineUnicode" style:font-size-complex="122pt"/>
    </style:style>
    <style:style style:name="T109" style:family="text">
      <style:text-properties style:text-position="50% 100%" style:font-name="Papyrus" fo:font-size="94pt" officeooo:rsid="02331bba" style:font-name-complex="TibetanMachineUnicode" style:font-size-complex="122pt"/>
    </style:style>
    <style:style style:name="T110" style:family="text">
      <style:text-properties style:text-position="50% 100%" style:font-name="Pristina" fo:font-size="94pt" officeooo:rsid="02331bba" style:font-size-asian="100pt" style:font-name-complex="TibetanMachineUnicode" style:font-size-complex="122pt"/>
    </style:style>
    <style:style style:name="T111" style:family="text">
      <style:text-properties style:text-position="50% 100%" style:font-name="Oxford" fo:font-size="94pt" officeooo:rsid="02331bba" style:font-size-asian="100pt" style:font-name-complex="TibetanMachineUnicode" style:font-size-complex="122pt"/>
    </style:style>
    <style:style style:name="T112" style:family="text">
      <style:text-properties style:text-position="50% 100%" style:font-name="Parchment" fo:font-size="94pt" officeooo:rsid="02331bba" style:font-size-asian="100pt" style:font-name-complex="TibetanMachineUnicode" style:font-size-complex="122pt"/>
    </style:style>
    <style:style style:name="T113" style:family="text">
      <style:text-properties style:text-position="50% 100%" style:font-name="Old English Text MT" fo:font-size="94pt" officeooo:rsid="02331bba" style:font-size-asian="100pt" style:font-name-complex="TibetanMachineUnicode" style:font-size-complex="122pt"/>
    </style:style>
    <style:style style:name="T114" style:family="text">
      <style:text-properties style:text-position="50% 100%" style:font-name="Viner Hand ITC" fo:font-size="94pt" officeooo:rsid="02331bba" style:font-size-asian="100pt" style:font-name-complex="TibetanMachineUnicode" style:font-size-complex="122pt"/>
    </style:style>
    <style:style style:name="T115" style:family="text">
      <style:text-properties style:text-position="50% 100%" style:font-name="Vladimir Script" fo:font-size="94pt" officeooo:rsid="02331bba" style:font-size-asian="100pt" style:font-name-complex="TibetanMachineUnicode" style:font-size-complex="122pt"/>
    </style:style>
    <style:style style:name="T116" style:family="text">
      <style:text-properties style:text-position="50% 100%" style:font-name="Taffy" fo:font-size="94pt" officeooo:rsid="02331bba" style:font-size-asian="100pt" style:font-name-complex="TibetanMachineUnicode" style:font-size-complex="122pt"/>
    </style:style>
    <style:style style:name="T117" style:family="text">
      <style:text-properties style:text-position="50% 100%" style:font-name="Informal Roman" fo:font-size="94pt" officeooo:rsid="02331bba" style:font-size-asian="100pt" style:font-name-complex="TibetanMachineUnicode" style:font-size-complex="122pt"/>
    </style:style>
    <style:style style:name="T118" style:family="text">
      <style:text-properties style:font-name="Antique Olive CompactPS" fo:font-size="94pt"/>
    </style:style>
    <style:style style:name="T119" style:family="text">
      <style:text-properties style:font-name="Albertus Extra Bold" fo:font-size="9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_RefHeading___Toc4313_621886178"/><text:span text:style-name="T84">ཏ</text:span><text:span text:style-name="T1">T</text:span><text:span text:style-name="T84">ཏ</text:span><text:span text:style-name="T1">t </text:span><text:span text:style-name="T84">ཏ</text:span><text:span text:style-name="T2">T</text:span><text:span text:style-name="T86">ཏ</text:span><text:span text:style-name="T2">t</text:span><text:span text:style-name="T1"> </text:span><text:span text:style-name="T84">ཏ</text:span><text:span text:style-name="T3">T</text:span><text:span text:style-name="T87">ཏ</text:span><text:span text:style-name="T3">t</text:span><text:span text:style-name="T1"> </text:span><text:span text:style-name="T84">ཏ</text:span><text:span text:style-name="T4">T</text:span><text:span text:style-name="T88">ཏ</text:span><text:span text:style-name="T4">T</text:span><text:span text:style-name="T1"> </text:span><text:span text:style-name="T84">ཏ</text:span><text:span text:style-name="T5">T</text:span><text:span text:style-name="T89">ཏ</text:span><text:span text:style-name="T5">t</text:span><text:span text:style-name="T1"> <text:s/></text:span><text:span text:style-name="T84">ཏ</text:span><text:span text:style-name="T119">T</text:span><text:span text:style-name="T90">ཏ</text:span><text:span text:style-name="T6">t</text:span><text:span text:style-name="T1"> </text:span><text:soft-page-break/><text:span text:style-name="T84">ཏ</text:span><text:span text:style-name="T7">T</text:span><text:span text:style-name="T1"> </text:span><text:span text:style-name="T84">ཏ</text:span><text:span text:style-name="T8">T</text:span><text:span text:style-name="T91">ཏ</text:span><text:span text:style-name="T8">t</text:span><text:span text:style-name="T1"> </text:span><text:span text:style-name="T84">ཏ</text:span><text:span text:style-name="T9">T</text:span><text:span text:style-name="T92">ཏ</text:span><text:span text:style-name="T9">t</text:span><text:span text:style-name="T1"> </text:span><text:span text:style-name="T84">ཏ</text:span><text:span text:style-name="T10">T</text:span><text:span text:style-name="T93">ཏ</text:span><text:span text:style-name="T10">t</text:span><text:span text:style-name="T1"> </text:span><text:span text:style-name="T84">ཏ</text:span><text:span text:style-name="T11">T</text:span><text:span text:style-name="T94">ཏ</text:span><text:span text:style-name="T11">t</text:span><text:span text:style-name="T1"> </text:span><text:span text:style-name="T84">ཏ</text:span><text:span text:style-name="T12">T</text:span><text:span text:style-name="T95">ཏ</text:span><text:span text:style-name="T12">t</text:span><text:span text:style-name="T1"> </text:span><text:soft-page-break/><text:span text:style-name="T84">ཏ</text:span><text:span text:style-name="T13">T</text:span><text:span text:style-name="T96">ཏ</text:span><text:span text:style-name="T13">t</text:span><text:span text:style-name="T1"> </text:span><text:span text:style-name="T84">ཏ</text:span><text:span text:style-name="T14">T</text:span><text:span text:style-name="T97">ཏ</text:span><text:span text:style-name="T14">t</text:span><text:span text:style-name="T1"> </text:span><text:span text:style-name="T84">ཏ</text:span><text:span text:style-name="T15">T</text:span><text:span text:style-name="T98">ཏ</text:span><text:span text:style-name="T15">t</text:span><text:span text:style-name="T1"> </text:span><text:span text:style-name="T84">ཏ</text:span><text:span text:style-name="T16">T</text:span><text:span text:style-name="T99">ཏ</text:span><text:span text:style-name="T16">t</text:span><text:span text:style-name="T1"> </text:span><text:span text:style-name="T84">ཏ</text:span><text:span text:style-name="T17">T</text:span><text:span text:style-name="T100">ཏ</text:span><text:span text:style-name="T17">t</text:span><text:span text:style-name="T1"> </text:span><text:span text:style-name="T84">ཏ</text:span><text:span text:style-name="T20">T</text:span><text:span text:style-name="T101">ཏ</text:span><text:span text:style-name="T20">t</text:span><text:span text:style-name="T1"> </text:span><text:soft-page-break/><text:span text:style-name="T84">ཏ</text:span><text:span text:style-name="T21">T</text:span><text:span text:style-name="T102">ཏ</text:span><text:span text:style-name="T21">t</text:span><text:span text:style-name="T1"> </text:span><text:span text:style-name="T84">ཏ</text:span><text:span text:style-name="T22">T</text:span><text:span text:style-name="T103">ཏ</text:span><text:span text:style-name="T22">t</text:span><text:span text:style-name="T1"> </text:span><text:span text:style-name="T84">ཏ</text:span><text:span text:style-name="T37">T</text:span><text:span text:style-name="T104">ཏ</text:span><text:span text:style-name="T30">t</text:span><text:span text:style-name="T1"> </text:span><text:span text:style-name="T84">ཏ</text:span><text:span text:style-name="T38">T</text:span><text:span text:style-name="T105">ཏ</text:span><text:span text:style-name="T38">t</text:span><text:span text:style-name="T1"> </text:span><text:span text:style-name="T19"><text:s/></text:span><text:span text:style-name="T84">ཏ</text:span><text:span text:style-name="T39">T</text:span><text:span text:style-name="T106">ཏ</text:span><text:span text:style-name="T39">t</text:span><text:span text:style-name="T18"> </text:span><text:span text:style-name="T84">ཏ</text:span><text:span text:style-name="T40">T</text:span><text:span text:style-name="T107">ཏ</text:span><text:span text:style-name="T40">t</text:span><text:span text:style-name="T18"> </text:span><text:soft-page-break/><text:span text:style-name="T84">ཏ</text:span><text:span text:style-name="T41">T</text:span><text:span text:style-name="T108">ཏ</text:span><text:span text:style-name="T41">t</text:span><text:span text:style-name="T18"> </text:span><text:span text:style-name="T84">ཏ</text:span><text:span text:style-name="T42">T</text:span><text:span text:style-name="T109">ཏ</text:span><text:span text:style-name="T42">t</text:span><text:bookmark-end text:name="__RefHeading___Toc4313_621886178"/></text:p>
      <text:p text:style-name="P1"><text:soft-page-break/><text:span text:style-name="T110">ཏ</text:span><text:span text:style-name="T43">T</text:span><text:span text:style-name="T110">ཏ</text:span><text:span text:style-name="T43">t</text:span> <text:span text:style-name="T85">ཏ</text:span><text:span text:style-name="T51">T</text:span><text:span text:style-name="T111">ཏ</text:span><text:span text:style-name="T69">t</text:span> <text:span text:style-name="T85">ཏ</text:span><text:span text:style-name="T71">T</text:span><text:span text:style-name="T112">ཏ</text:span><text:span text:style-name="T78">t</text:span> <text:span text:style-name="T85">ཏ</text:span><text:span text:style-name="T79">T</text:span><text:span text:style-name="T113">ཏ</text:span><text:span text:style-name="T79">t</text:span></text:p>
      <text:p text:style-name="P1"><text:soft-page-break/><text:span text:style-name="T114">ཏ</text:span><text:span text:style-name="T80">T</text:span><text:span text:style-name="T114">ཏ</text:span><text:span text:style-name="T80">t</text:span><text:span text:style-name="T79"> </text:span><text:span text:style-name="T113">ཏ</text:span><text:span text:style-name="T81">T</text:span><text:span text:style-name="T115">ཏ</text:span><text:span text:style-name="T81">t</text:span><text:span text:style-name="T79"> </text:span><text:span text:style-name="T113">ཏ</text:span><text:span text:style-name="T82">T</text:span><text:span text:style-name="T116">ཏ</text:span><text:span text:style-name="T82">t</text:span><text:span text:style-name="T79"> </text:span><text:span text:style-name="T113">ཏ</text:span><text:span text:style-name="T83">T</text:span><text:span text:style-name="T117">ཏ</text:span><text:span text:style-name="T83">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ibri" svg:font-family="Calibri, sans-serif"/>
    <style:font-face style:name="FreeSans1" svg:font-family="FreeSans" style:font-family-generic="swiss"/>
    <style:font-face style:name="Batang" svg:font-family="Batang" style:font-family-generic="system" style:font-pitch="fixed"/>
    <style:font-face style:name="Aharoni" svg:font-family="Aharoni" style:font-pitch="variable"/>
    <style:font-face style:name="Indie Flower" svg:font-family="'Indie Flower'" style:font-pitch="variable"/>
    <style:font-face style:name="Linux Libertine Display G" svg:font-family="'Linux Libertine Display G'" style:font-pitch="variable"/>
    <style:font-face style:name="Lobster" svg:font-family="Lobster" style:font-pitch="variable"/>
    <style:font-face style:name="Purisa" svg:font-family="Purisa" style:font-pitch="variable"/>
    <style:font-face style:name="Segoe Print" svg:font-family="'Segoe Print'" style:font-pitch="variable"/>
    <style:font-face style:name="TibetanChogyalUnicode-170221" svg:font-family="TibetanChogyalUnicode-170221" style:font-pitch="variable"/>
    <style:font-face style:name="TibetanMachineUnicode" svg:font-family="TibetanMachineUnicode" style:font-pitch="variable"/>
    <style:font-face style:name="Algerian" svg:font-family="Algerian" style:font-family-generic="decorative" style:font-pitch="variable"/>
    <style:font-face style:name="Blackadder ITC" svg:font-family="'Blackadder ITC'" style:font-family-generic="decorative" style:font-pitch="variable"/>
    <style:font-face style:name="Colonna MT" svg:font-family="'Colonna MT'" style:font-family-generic="decorative" style:font-pitch="variable"/>
    <style:font-face style:name="Onyx" svg:font-family="Onyx" style:font-family-generic="decorative" style:font-pitch="variable"/>
    <style:font-face style:name="Berlin Sans FB" svg:font-family="'Berlin Sans FB'" style:font-family-generic="roman" style:font-pitch="variable"/>
    <style:font-face style:name="Cambria Math" svg:font-family="'Cambria Math'" style:font-family-generic="roman" style:font-pitch="variable"/>
    <style:font-face style:name="Castellar" svg:font-family="Castellar" style:font-family-generic="roman" style:font-pitch="variable"/>
    <style:font-face style:name="Century1" svg:font-family="Century" style:font-family-generic="roman" style:font-pitch="variable"/>
    <style:font-face style:name="Century" svg:font-family="Century" style:font-adornments="Normal" style:font-family-generic="roman" style:font-pitch="variable"/>
    <style:font-face style:name="Garamond Dia" svg:font-family="'Garamond Dia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pple Chancery" svg:font-family="'Apple Chancery'" style:font-family-generic="script" style:font-pitch="variable"/>
    <style:font-face style:name="Bradley Hand ITC" svg:font-family="'Bradley Hand ITC'" style:font-family-generic="script" style:font-pitch="variable"/>
    <style:font-face style:name="Brush Script MT" svg:font-family="'Brush Script MT'" style:font-family-generic="script" style:font-pitch="variable"/>
    <style:font-face style:name="Coronet" svg:font-family="Coronet" style:font-family-generic="script" style:font-pitch="variable"/>
    <style:font-face style:name="CoronetPS" svg:font-family="CoronetPS" style:font-family-generic="script" style:font-pitch="variable"/>
    <style:font-face style:name="Edwardian Script ITC" svg:font-family="'Edwardian Script ITC'" style:font-family-generic="script" style:font-pitch="variable"/>
    <style:font-face style:name="Forte" svg:font-family="Forte" style:font-family-generic="script" style:font-pitch="variable"/>
    <style:font-face style:name="Freestyle Script" svg:font-family="'Freestyle Script'" style:font-family-generic="script" style:font-pitch="variable"/>
    <style:font-face style:name="French Script MT" svg:font-family="'French Script MT'" style:font-family-generic="script" style:font-pitch="variable"/>
    <style:font-face style:name="ITC Zapf Chancery" svg:font-family="'ITC Zapf Chancery'" style:font-family-generic="script" style:font-pitch="variable"/>
    <style:font-face style:name="Informal Roman" svg:font-family="'Informal Roman'" style:font-family-generic="script" style:font-pitch="variable"/>
    <style:font-face style:name="Ink Free" svg:font-family="'Ink Free'" style:font-family-generic="script" style:font-pitch="variable"/>
    <style:font-face style:name="Kunstler Script" svg:font-family="'Kunstler Script'" style:font-family-generic="script" style:font-pitch="variable"/>
    <style:font-face style:name="Lucida Calligraphy" svg:font-family="'Lucida Calligraphy'" style:font-family-generic="script" style:font-pitch="variable"/>
    <style:font-face style:name="Lucida Handwriting" svg:font-family="'Lucida Handwriting'" style:font-family-generic="script" style:font-pitch="variable"/>
    <style:font-face style:name="Marigold" svg:font-family="Marigold" style:font-family-generic="script" style:font-pitch="variable"/>
    <style:font-face style:name="Mistral" svg:font-family="Mistral" style:font-family-generic="script" style:font-pitch="variable"/>
    <style:font-face style:name="Monotype Corsiva" svg:font-family="'Monotype Corsiva'" style:font-family-generic="script" style:font-pitch="variable"/>
    <style:font-face style:name="Old English Text MT" svg:font-family="'Old English Text MT'" style:font-family-generic="script" style:font-pitch="variable"/>
    <style:font-face style:name="Oxford" svg:font-family="Oxford" style:font-family-generic="script" style:font-pitch="variable"/>
    <style:font-face style:name="Palace Script MT" svg:font-family="'Palace Script MT'" style:font-family-generic="script" style:font-pitch="variable"/>
    <style:font-face style:name="Papyrus" svg:font-family="Papyrus" style:font-family-generic="script" style:font-pitch="variable"/>
    <style:font-face style:name="Parchment" svg:font-family="Parchment" style:font-family-generic="script" style:font-pitch="variable"/>
    <style:font-face style:name="Pristina" svg:font-family="Pristina" style:font-family-generic="script" style:font-pitch="variable"/>
    <style:font-face style:name="Rage Italic" svg:font-family="'Rage Italic'" style:font-family-generic="script" style:font-pitch="variable"/>
    <style:font-face style:name="Segoe Script" svg:font-family="'Segoe Script'" style:font-family-generic="script" style:font-pitch="variable"/>
    <style:font-face style:name="Taffy" svg:font-family="Taffy" style:font-family-generic="script" style:font-pitch="variable"/>
    <style:font-face style:name="Viner Hand ITC" svg:font-family="'Viner Hand ITC'" style:font-family-generic="script" style:font-pitch="variable"/>
    <style:font-face style:name="Vivaldi" svg:font-family="Vivaldi" style:font-family-generic="script" style:font-pitch="variable"/>
    <style:font-face style:name="Vladimir Script" svg:font-family="'Vladimir Script'" style:font-family-generic="script" style:font-pitch="variable"/>
    <style:font-face style:name="ZapfChancery" svg:font-family="ZapfChancery" style:font-family-generic="script" style:font-pitch="variable"/>
    <style:font-face style:name="Albertus Extra Bold" svg:font-family="'Albertus Extra Bold'" style:font-family-generic="swiss" style:font-pitch="variable"/>
    <style:font-face style:name="Antique Olive CompactPS" svg:font-family="'Antique Olive CompactPS'" style:font-family-generic="swiss" style:font-pitch="variable"/>
    <style:font-face style:name="Aparajita" svg:font-family="Aparajita" style:font-family-generic="swiss" style:font-pitch="variable"/>
    <style:font-face style:name="AvantGarde" svg:font-family="AvantGarde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ato1" svg:font-family="Lato" style:font-family-generic="swiss" style:font-pitch="variable"/>
    <style:font-face style:name="Lato" svg:font-family="Lato" style:font-adornments="Gra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FZSongTi" svg:font-family="FZSongTi" style:font-family-generic="system" style:font-pitch="variable"/>
    <style:font-face style:name="FreeSans" svg:font-family="FreeSans" style:font-family-generic="system" style:font-pitch="variable"/>
    <style:font-face style:name="Mangal1" svg:font-family="Mangal" style:font-family-generic="system" style:font-pitch="variable"/>
    <style:font-face style:name="Microsoft Himalaya" svg:font-family="'Microsoft Himalaya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Aqua" xlink:href="Pictures/100000000000005E0000005E5FBDFD39DF1AB59D.png" xlink:type="simple" xlink:show="embed" xlink:actuate="onLoad"/>
    <draw:fill-image draw:name="AudioIcon" xlink:href="Pictures/10000201000000C3000001038C928AA4E07C356B.png" xlink:type="simple" xlink:show="embed" xlink:actuate="onLoad"/>
    <draw:fill-image draw:name="Bitmap_20_23" draw:display-name="Bitmap 23" xlink:href="Pictures/10000201000000C3000001038C928AA4E07C356B.png" xlink:type="simple" xlink:show="embed" xlink:actuate="onLoad"/>
    <draw:fill-image draw:name="audio_25_20icon" draw:display-name="audio%20icon" xlink:href="Pictures/10000201000000150000001D355EE526B56FE171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0827in" fo:margin-bottom="0.0827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text-align="justify" style:justify-single-word="false"/>
      <style:text-properties style:font-name="Times New Roman" fo:font-family="'Times New Roman'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0827in" fo:margin-bottom="0.0827in" style:contextual-spacing="false" fo:keep-together="always" fo:keep-with-next="always"/>
      <style:text-properties style:font-name="Lato1" fo:font-family="Lato" style:font-family-generic="swiss" style:font-pitch="variable" fo:font-size="18pt" fo:font-style="normal" fo:font-weight="normal" style:font-name-asian="Noto Sans CJK SC Regular" style:font-family-asian="'Noto Sans CJK SC Regular'" style:font-family-generic-asian="system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3pt" style:font-style-complex="normal" style:font-weight-complex="normal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Lato" fo:font-family="Lato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83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Contents_20_1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Times New Roman1" fo:font-family="'Times New Roman'" style:font-style-name="Normal" style:font-family-generic="roman" style:font-pitch="variable"/>
    </style:style>
    <style:style style:name="Contents_20_3" style:display-name="Contents 3" style:family="paragraph" style:parent-style-name="Contents_20_2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Contents_20_3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Contents_20_4" style:class="index">
      <loext:graphic-properties draw:fill="none" draw:fill-color="#729fcf"/>
      <style:paragraph-properties fo:margin-left="0.7874in" fo:margin-right="0in" fo:text-indent="0in" style:auto-text-indent="false" fo:background-color="transparent" text:number-lines="false" text:line-number="0">
        <style:tab-stops>
          <style:tab-stop style:position="6.9252in" style:type="right" style:leader-style="dotted" style:leader-text=".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list-style-name="Outline" style:class="text">
      <style:paragraph-properties fo:margin-left="0in" fo:margin-right="0in" fo:text-indent="0in" style:auto-text-indent="false"/>
      <style:text-properties fo:font-variant="small-caps" style:font-name="Lato1" fo:font-family="Lato" style:font-family-generic="swiss" style:font-pitch="variable" fo:font-size="22pt" style:font-size-asian="18pt" style:font-size-complex="18pt" style:font-weight-complex="bold"/>
    </style:style>
    <style:style style:name="Heading_20_5" style:display-name="Heading 5" style:family="paragraph" style:parent-style-name="Heading_20_4" style:next-style-name="Text_20_body" style:default-outline-level="5" style:list-style-name="Outline" style:class="text">
      <style:paragraph-properties fo:margin-left="0in" fo:margin-right="0in" fo:margin-top="0.0827in" fo:margin-bottom="0.0827in" style:contextual-spacing="false" fo:text-indent="0in" style:auto-text-indent="false"/>
      <style:text-properties fo:font-size="85%" fo:font-style="normal" fo:font-weight="bold" style:font-size-asian="85%" style:font-style-asian="normal" style:font-weight-asian="bold" style:font-size-complex="85%" style:font-style-complex="normal" style:font-weight-complex="bold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left="0in" fo:margin-right="0in" fo:margin-top="0.0827in" fo:margin-bottom="0.0827in" style:contextual-spacing="false" fo:text-indent="0in" style:auto-text-indent="false" fo:keep-with-next="always"/>
      <style:text-properties fo:font-variant="normal" fo:text-transform="none" style:font-name="Lato1" fo:font-family="Lato" style:font-family-generic="swiss" style:font-pitch="variable" fo:font-size="16pt" fo:font-style="normal" fo:font-weight="normal" officeooo:rsid="01412b7d" style:font-name-asian="Noto Sans CJK SC Regular" style:font-family-asian="'Noto Sans CJK SC Regular'" style:font-family-generic-asian="system" style:font-pitch-asian="variable" style:font-size-asian="101%" style:font-style-asian="italic" style:font-weight-asian="normal" style:font-name-complex="FreeSans" style:font-family-complex="FreeSans" style:font-family-generic-complex="system" style:font-pitch-complex="variable" style:font-size-complex="101%" style:font-style-complex="italic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" style:class="text">
      <style:paragraph-properties fo:margin-top="0.0827in" fo:margin-bottom="0.0827in" style:contextual-spacing="false" fo:keep-together="always" fo:keep-with-next="always"/>
      <style:text-properties style:font-name="Lato1" fo:font-family="Lato" style:font-family-generic="swiss" style:font-pitch="variable" fo:font-size="85%" fo:font-style="normal" fo:font-weight="normal" style:font-name-asian="Noto Sans CJK SC Regular" style:font-family-asian="'Noto Sans CJK SC Regular'" style:font-family-generic-asian="system" style:font-pitch-asian="variable" style:font-size-asian="14pt" style:font-style-asian="normal" style:font-weight-asian="normal" style:font-name-complex="FreeSans" style:font-family-complex="FreeSans" style:font-family-generic-complex="system" style:font-pitch-complex="variable" style:font-size-complex="13pt" style:font-style-complex="normal" style:font-weight-complex="600"/>
    </style:style>
    <style:style style:name="Subtitle_20_noToC" style:display-name="Subtitle noToC" style:family="paragraph" style:auto-update="true" style:default-outline-level="" style:list-style-name="">
      <style:paragraph-properties fo:margin-left="0in" fo:margin-right="0in" fo:margin-top="0in" fo:margin-bottom="0.0783in" style:contextual-spacing="false" fo:text-align="center" style:justify-single-word="false" fo:text-indent="0in" style:auto-text-indent="false"/>
      <style:text-properties fo:font-variant="small-caps" style:font-name="Linux Libertine Display G" fo:font-family="'Linux Libertine Display G'" style:font-pitch="variable" fo:font-size="20pt" style:font-size-asian="20pt" style:font-size-complex="20pt"/>
    </style:style>
    <style:style style:name="Title_20_not_20_ToC" style:display-name="Title not ToC" style:family="paragraph" style:default-outline-level="" style:list-style-name="">
      <style:paragraph-properties fo:margin-top="0in" fo:margin-bottom="0.0783in" style:contextual-spacing="false" fo:text-align="center" style:justify-single-word="false"/>
      <style:text-properties style:font-name="Liberation Sans1" fo:font-family="'Liberation Sans'" style:font-style-name="Bold" style:font-family-generic="swiss" style:font-pitch="variable" fo:font-size="20pt" fo:font-weight="bold" officeooo:rsid="002d25a2" style:font-size-asian="20pt" style:font-size-complex="20pt"/>
    </style:style>
    <style:style style:name="Subtitle_20_noToC_20_smaller" style:display-name="Subtitle noToC smaller" style:family="paragraph" style:parent-style-name="Subtitle_20_noToC" style:auto-update="true">
      <style:text-properties fo:font-size="16pt" style:font-size-asian="10.5pt" style:font-size-complex="20pt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27in" style:contextual-spacing="true" fo:text-indent="0in" style:auto-text-indent="false"/>
    </style:style>
    <style:style style:name="Quotations" style:family="paragraph" style:parent-style-name="Standard" style:class="html" style:master-page-name="">
      <loext:graphic-properties draw:fill="none" draw:fill-color="#729fcf"/>
      <style:paragraph-properties fo:margin-left="0.3937in" fo:margin-right="0in" fo:margin-top="0in" fo:margin-bottom="0.0984in" style:contextual-spacing="false" fo:line-height="100%" fo:text-indent="0in" style:auto-text-indent="false" style:page-number="auto" fo:background-color="transparent"/>
      <style:text-properties style:font-name="Times New Roman1" fo:font-family="'Times New Roman'" style:font-style-name="Normal" style:font-family-generic="roman" style:font-pitch="variable" officeooo:rsid="00c0ba99" style:font-size-asian="10.5pt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Namdröl_20_Shingta" style:display-name="Namdröl Shingta" style:family="paragraph" style:parent-style-name="Text_20_body">
      <style:paragraph-properties fo:padding="0.1965in" fo:border-left="3pt solid #000000" fo:border-right="none" fo:border-top="none" fo:border-bottom="none" style:shadow="none"/>
      <style:text-properties fo:color="#333333" loext:opacity="100%"/>
    </style:style>
    <style:style style:name="Citation_20_Namdröl_20_Shingta" style:display-name="Citation Namdröl Shingta" style:family="paragraph" style:parent-style-name="Namdröl_20_Shingta">
      <style:paragraph-properties fo:padding="0.3937in" fo:border-left="3pt solid #000000" fo:border-right="none" fo:border-top="none" fo:border-bottom="none" style:shadow="none" style:join-border="true"/>
      <style:text-properties fo:color="#333333" loext:opacity="100%" style:font-size-asian="10.5pt"/>
    </style:style>
    <style:style style:name="Heading_20_6" style:display-name="Heading 6" style:family="paragraph" style:parent-style-name="Heading_20_5" style:next-style-name="Text_20_body" style:default-outline-level="6" style:list-style-name="Outline" style:class="text" style:master-page-name="">
      <style:paragraph-properties style:page-number="auto"/>
      <style:text-properties fo:font-size="11.5500001907349pt" fo:font-weight="normal" style:font-weight-complex="bold"/>
    </style:style>
    <style:style style:name="Heading_20_7" style:display-name="Heading 7" style:family="paragraph" style:parent-style-name="Heading_20_6" style:next-style-name="Text_20_body" style:auto-update="true" style:default-outline-level="7" style:list-style-name="Outline" style:class="text" style:master-page-name="">
      <style:paragraph-properties style:page-number="auto"/>
      <style:text-properties fo:font-size="85%" fo:font-weight="bold" style:font-weight-complex="bold"/>
    </style:style>
    <style:style style:name="Contents_20_6" style:display-name="Contents 6" style:family="paragraph" style:parent-style-name="Index" style:class="index">
      <loext:graphic-properties draw:fill="none" draw:fill-color="#729fcf"/>
      <style:paragraph-properties fo:margin-left="0.9839in" fo:margin-right="0in" fo:text-indent="0in" style:auto-text-indent="false" fo:background-color="transparent" text:number-lines="false" text:line-number="0">
        <style:tab-stops>
          <style:tab-stop style:position="6.9252in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_20_8" style:next-style-name="Text_20_body" style:auto-update="true" style:default-outline-level="9" style:list-style-name="Outline" style:class="text">
      <style:text-properties fo:font-weight="normal" fo:background-color="transparent" style:font-weight-complex="bold"/>
    </style:style>
    <style:style style:name="Heading_20_8" style:display-name="Heading 8" style:family="paragraph" style:parent-style-name="Heading_20_7" style:next-style-name="Text_20_body" style:auto-update="true" style:default-outline-level="8" style:list-style-name="Outline" style:class="text">
      <style:text-properties fo:font-style="italic"/>
    </style:style>
    <style:style style:name="Heading_20_10" style:display-name="Heading 10" style:family="paragraph" style:parent-style-name="Heading_20_9" style:next-style-name="Text_20_body" style:auto-update="true" style:default-outline-level="10" style:list-style-name="Outline" style:class="text"/>
    <style:style style:name="Contents_20_8" style:display-name="Contents 8" style:family="paragraph" style:parent-style-name="Index" style:class="index">
      <loext:graphic-properties draw:fill="none" draw:fill-color="#729fcf"/>
      <style:paragraph-properties fo:margin-left="1.378in" fo:margin-right="0in" fo:text-indent="0in" style:auto-text-indent="false" fo:background-color="transparent" text:number-lines="false" text:line-number="0">
        <style:tab-stops>
          <style:tab-stop style:position="6.925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margin-right="0in" fo:text-indent="0in" style:auto-text-indent="false"/>
    </style:style>
    <style:style style:name="Contents_20_10" style:display-name="Contents 10" style:family="paragraph" style:parent-style-name="Index" style:class="index">
      <style:paragraph-properties fo:margin-left="1.7717in" fo:margin-right="0in" fo:text-indent="0in" style:auto-text-indent="false"/>
    </style:style>
    <style:style style:name="Contents_20_7" style:display-name="Contents 7" style:family="paragraph" style:parent-style-name="Index" style:class="index">
      <loext:graphic-properties draw:fill="none" draw:fill-color="#729fcf"/>
      <style:paragraph-properties fo:margin-left="1.1811in" fo:margin-right="0in" fo:text-indent="0in" style:auto-text-indent="false" fo:background-color="transparent" text:number-lines="false" text:line-number="0">
        <style:tab-stops>
          <style:tab-stop style:position="6.9252in" style:type="right" style:leader-style="dotted" style:leader-text="."/>
        </style:tab-stops>
      </style:paragraph-properties>
    </style:style>
    <style:style style:name="Sitation" style:family="paragraph" style:parent-style-name="Namdröl_20_Shingta">
      <style:paragraph-properties fo:margin-left="0in" fo:margin-right="0in" fo:margin-top="0.0783in" fo:margin-bottom="0.0984in" style:contextual-spacing="true" fo:line-height="115%" fo:text-align="justify" style:justify-single-word="false" fo:orphans="0" fo:widows="0" fo:hyphenation-ladder-count="no-limit" fo:text-indent="0in" style:auto-text-indent="false" fo:padding-left="0.5902in" fo:padding-right="0.0193in" fo:padding-top="0.0193in" fo:padding-bottom="0.0193in" fo:border-left="3pt solid #000000" fo:border-right="none" fo:border-top="none" fo:border-bottom="none" style:shadow="none">
        <style:tab-stops>
          <style:tab-stop style:position="6.3984in" style:type="right"/>
        </style:tab-stops>
      </style:paragraph-properties>
      <style:text-properties style:font-name="Century1" fo:font-family="Century" style:font-family-generic="roman" style:font-pitch="variable" fo:font-size="12pt" style:font-size-asian="12pt" style:font-size-complex="12pt" fo:hyphenate="false" fo:hyphenation-remain-char-count="2" fo:hyphenation-push-char-count="2" loext:hyphenation-no-caps="false"/>
    </style:style>
    <style:style style:name="Sitation_20_Décalée" style:display-name="Sitation Décalée" style:family="paragraph" style:parent-style-name="Sitation" style:master-page-name="">
      <style:paragraph-properties fo:margin-left="0in" fo:margin-right="0in" fo:margin-top="0.0783in" fo:margin-bottom="0.0984in" style:contextual-spacing="true" fo:line-height="115%" fo:text-align="justify" style:justify-single-word="false" fo:keep-together="always" fo:orphans="0" fo:widows="0" fo:hyphenation-ladder-count="no-limit" fo:text-indent="0in" style:auto-text-indent="false" style:page-number="auto" fo:padding-left="0.5902in" fo:padding-right="0.0193in" fo:padding-top="0.0193in" fo:padding-bottom="0.0193in" fo:border-left="3pt solid #000000" fo:border-right="none" fo:border-top="none" fo:border-bottom="none" fo:keep-with-next="auto">
        <style:tab-stops/>
      </style:paragraph-properties>
      <style:text-properties style:font-name="Century1" fo:font-family="Century" style:font-family-generic="roman" style:font-pitch="variable" fo:font-size="12pt" style:font-size-asian="12pt" style:font-size-complex="12pt" fo:hyphenate="false" fo:hyphenation-remain-char-count="2" fo:hyphenation-push-char-count="2" loext:hyphenation-no-caps="false"/>
    </style:style>
    <style:style style:name="_31_.1.1_20_Sous_20_Titre" style:display-name="1.1.1 Sous Titre" style:family="paragraph" style:next-style-name="Début_20_Paragraphe" style:default-outline-level="6" style:list-style-name="MOBI">
      <style:paragraph-properties fo:margin-left="0.5909in" fo:margin-right="0in" fo:margin-top="0in" fo:margin-bottom="0in" style:contextual-spacing="false" fo:line-height="115%" fo:keep-together="always" fo:hyphenation-ladder-count="no-limit" fo:text-indent="-0.5909in" style:auto-text-indent="false" fo:keep-with-next="always">
        <style:tab-stops/>
      </style:paragraph-properties>
      <style:text-properties style:font-name="Century1" fo:font-family="Century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Microsoft Himalaya" style:font-family-complex="'Microsoft Himalaya'" style:font-family-generic-complex="system" style:font-pitch-complex="variable" style:font-size-complex="14pt" style:font-weight-complex="bold" fo:hyphenate="false" fo:hyphenation-remain-char-count="2" fo:hyphenation-push-char-count="2" loext:hyphenation-no-caps="false"/>
    </style:style>
    <style:style style:name="Début_20_Paragraphe" style:display-name="Début Paragraphe" style:family="paragraph" style:parent-style-name="Namdröl_20_Shingta" style:next-style-name="Milieu_20_Paragraphe">
      <style:paragraph-properties fo:margin-top="0in" fo:margin-bottom="0in" style:contextual-spacing="false" fo:line-height="115%" fo:text-align="justify" style:justify-single-word="false" fo:orphans="0" fo:widows="0" fo:hyphenation-ladder-count="no-limit">
        <style:tab-stops>
          <style:tab-stop style:position="0.3937in"/>
        </style:tab-stops>
      </style:paragraph-properties>
      <style:text-properties style:font-name="Century1" fo:font-family="Century" style:font-family-generic="roman" style:font-pitch="variable" fo:font-size="12pt" style:font-size-asian="12pt" style:font-size-complex="12pt" fo:hyphenate="false" fo:hyphenation-remain-char-count="2" fo:hyphenation-push-char-count="2" loext:hyphenation-no-caps="false"/>
    </style:style>
    <style:style style:name="Milieu_20_Paragraphe" style:display-name="Milieu Paragraphe" style:family="paragraph" style:parent-style-name="Namdröl_20_Shingta">
      <style:paragraph-properties fo:margin-left="0in" fo:margin-right="0in" fo:margin-top="0.0783in" fo:margin-bottom="0.0984in" style:contextual-spacing="true" fo:line-height="115%" fo:text-align="justify" style:justify-single-word="false" fo:orphans="0" fo:widows="0" fo:hyphenation-ladder-count="no-limit" fo:text-indent="0in" style:auto-text-indent="false" style:shadow="none">
        <style:tab-stops>
          <style:tab-stop style:position="7.1862in" style:type="right"/>
        </style:tab-stops>
      </style:paragraph-properties>
      <style:text-properties style:font-name="Century1" fo:font-family="Century" style:font-family-generic="roman" style:font-pitch="variable" fo:font-size="12pt" style:font-size-asian="12pt" style:font-size-complex="12pt" fo:hyphenate="false" fo:hyphenation-remain-char-count="2" fo:hyphenation-push-char-count="2" loext:hyphenation-no-caps="false"/>
    </style:style>
    <style:style style:name="BASE_20_MOBI" style:display-name="BASE MOBI" style:family="paragraph">
      <style:paragraph-properties fo:margin-top="0in" fo:margin-bottom="0in" style:contextual-spacing="false" fo:line-height="100%" fo:text-align="justify" style:justify-single-word="false" fo:orphans="0" fo:widows="0" fo:hyphenation-ladder-count="no-limit" style:shadow="none"/>
      <style:text-properties style:font-name="Century" fo:font-family="Century" style:font-style-name="Normal" style:font-family-generic="roman" style:font-pitch="variable" fo:font-size="6pt" style:font-name-asian="Times New Roman" style:font-family-asian="'Times New Roman'" style:font-family-generic-asian="roman" style:font-pitch-asian="variable" style:font-size-asian="12pt" style:font-name-complex="Microsoft Himalaya" style:font-family-complex="'Microsoft Himalaya'" style:font-family-generic-complex="system" style:font-pitch-complex="variable" fo:hyphenate="false" fo:hyphenation-remain-char-count="2" fo:hyphenation-push-char-count="2" loext:hyphenation-no-caps="false"/>
    </style:style>
    <style:style style:name="Footnote" style:family="paragraph" style:parent-style-name="Standard" style:class="extra"/>
    <style:style style:name="Note_20_de_20_Bas_20_de_20_Page" style:display-name="Note de Bas de Page" style:family="paragraph">
      <style:paragraph-properties fo:margin-left="0.2953in" fo:margin-right="0in" fo:margin-top="0in" fo:margin-bottom="0.0555in" style:contextual-spacing="false" fo:line-height="100%" fo:text-align="justify" style:justify-single-word="false" fo:orphans="0" fo:widows="0" fo:hyphenation-ladder-count="no-limit" fo:text-indent="-0.2953in" style:auto-text-indent="false">
        <style:tab-stops/>
      </style:paragraph-properties>
      <style:text-properties style:font-name="Century1" fo:font-family="Century" style:font-family-generic="roman" style:font-pitch="variable" fo:font-size="10pt" style:font-size-asian="10pt" style:font-size-complex="10pt" fo:hyphenate="false" fo:hyphenation-remain-char-count="2" fo:hyphenation-push-char-count="2" loext:hyphenation-no-caps="false"/>
    </style:style>
    <style:style style:name="_31_.1._20_SOUS_20_TITRE" style:display-name="1.1. SOUS TITRE" style:family="paragraph" style:next-style-name="Début_20_Paragraphe" style:default-outline-level="5" style:list-style-name="MOBI">
      <style:paragraph-properties fo:margin-top="0.0783in" fo:margin-bottom="0.0984in" style:contextual-spacing="false" fo:line-height="115%" fo:keep-together="always" fo:hyphenation-ladder-count="no-limit" style:shadow="none" fo:keep-with-next="always"/>
      <style:text-properties fo:text-transform="uppercase" style:font-name="Century1" fo:font-family="Century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Microsoft Himalaya" style:font-family-complex="'Microsoft Himalaya'" style:font-family-generic-complex="system" style:font-pitch-complex="variable" style:font-size-complex="14pt" style:font-weight-complex="bold" fo:hyphenate="false" fo:hyphenation-remain-char-count="2" fo:hyphenation-push-char-count="2" loext:hyphenation-no-caps="false"/>
    </style:style>
    <style:style style:name="Sitation_20_-" style:display-name="Sitation -" style:family="paragraph" style:parent-style-name="Namdröl_20_Shingta" style:master-page-name="">
      <loext:graphic-properties draw:fill="none" draw:fill-color="#729fcf"/>
      <style:paragraph-properties fo:margin-left="1.378in" fo:margin-right="0in" fo:margin-top="0in" fo:margin-bottom="0in" style:contextual-spacing="false" fo:line-height="115%" fo:text-align="justify" style:justify-single-word="false" fo:hyphenation-ladder-count="no-limit" fo:text-indent="-1.378in" style:auto-text-indent="false" style:page-number="auto" fo:background-color="transparent" fo:padding-left="0.5902in" fo:padding-right="0.1965in" fo:padding-top="0.1965in" fo:padding-bottom="0.1965in" fo:border-left="3pt solid #000000" fo:border-right="none" fo:border-top="none" fo:border-bottom="none" style:shadow="none">
        <style:tab-stops/>
      </style:paragraph-properties>
      <style:text-properties style:font-name="Century1" fo:font-family="Century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Microsoft Himalaya" style:font-family-complex="'Microsoft Himalaya'" style:font-family-generic-complex="system" style:font-pitch-complex="variable" fo:hyphenate="false" fo:hyphenation-remain-char-count="2" fo:hyphenation-push-char-count="2" loext:hyphenation-no-caps="false"/>
    </style:style>
    <style:style style:name="_31_.1.1.1._20_sous_20_titre" style:display-name="1.1.1.1. sous titre" style:family="paragraph" style:next-style-name="BASE_20_MOBI" style:default-outline-level="7" style:list-style-name="MOBI">
      <style:paragraph-properties fo:margin-left="0.8862in" fo:margin-right="0.0591in" fo:margin-top="0in" fo:margin-bottom="0in" style:contextual-spacing="false" fo:keep-together="always" fo:hyphenation-ladder-count="no-limit" fo:text-indent="-0.8862in" style:auto-text-indent="false" fo:keep-with-next="always">
        <style:tab-stops/>
      </style:paragraph-properties>
      <style:text-properties style:font-name="Century1" fo:font-family="Century" style:font-family-generic="roman" style:font-pitch="variable" fo:font-size="14pt" fo:font-style="italic" style:font-name-asian="Batang" style:font-family-asian="Batang" style:font-family-generic-asian="system" style:font-pitch-asian="fixed" style:font-size-asian="14pt" style:font-style-asian="italic" style:font-name-complex="Aparajita" style:font-family-complex="Aparajita" style:font-family-generic-complex="swiss" style:font-pitch-complex="variable" style:font-size-complex="14pt" style:font-style-complex="italic" fo:hyphenate="false" fo:hyphenation-remain-char-count="2" fo:hyphenation-push-char-count="2" loext:hyphenation-no-caps="false"/>
    </style:style>
    <style:style style:name="Track_20_Number" style:display-name="Track Number" style:family="paragraph" style:parent-style-name="Standard" style:list-style-name="Numbering_20_123" style:master-page-name="">
      <loext:graphic-properties draw:fill="bitmap" draw:fill-image-name="AudioIcon" draw:fill-image-width="0.1909in" draw:fill-image-height="0.2535in" style:repeat="no-repeat" draw:fill-image-ref-point-x="0%" draw:fill-image-ref-point-y="0%" draw:fill-image-ref-point="left" draw:tile-repeat-offset="0% vertical"/>
      <style:paragraph-properties fo:margin-top="0.1181in" fo:margin-bottom="0.1181in" style:contextual-spacing="false" fo:line-height="100%" style:page-number="auto" fo:padding-left="0.2756in" fo:padding-right="0in" fo:padding-top="0in" fo:padding-bottom="0in" fo:border-left="0.51pt solid #ffffff" fo:border-right="none" fo:border-top="none" fo:border-bottom="none" style:shadow="none" fo:keep-with-next="always" style:join-border="true">
        <style:tab-stops/>
        <style:drop-cap/>
        <style:background-image xlink:href="Pictures/10000201000000C3000001038C928AA4E07C356B.png" xlink:type="simple" xlink:actuate="onLoad" style:position="center left" style:repeat="no-repeat"/>
      </style:paragraph-properties>
      <style:text-properties fo:font-variant="normal" fo:text-transform="none" fo:color="#071a70" loext:opacity="100%" style:text-outline="false" style:font-name="Lato1" fo:font-family="Lato" style:font-family-generic="swiss" style:font-pitch="variable" fo:font-size="12pt" fo:font-style="normal" fo:text-shadow="none" style:text-underline-style="none" fo:font-weight="bold" officeooo:rsid="011af792" style:text-underline-mode="continuous" style:text-overline-mode="continuous" style:text-line-through-mode="continuous" fo:background-color="transparent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jouts" style:family="paragraph" style:parent-style-name="Text_20_body">
      <style:paragraph-properties fo:margin-top="0.0547in" fo:margin-bottom="0in" style:contextual-spacing="true" fo:padding="0.0783in" fo:border-left="4pt solid #666666" fo:border-right="none" fo:border-top="none" fo:border-bottom="none" style:shadow="none"/>
      <style:text-properties fo:background-color="transparent" style:font-size-asian="10.5pt"/>
    </style:style>
    <style:style style:name="Frame_20_contents" style:display-name="Frame contents" style:family="paragraph" style:parent-style-name="Standard" style:class="extra"/>
    <style:style style:name="Transcribed_20_by" style:display-name="Transcribed by" style:family="paragraph" style:parent-style-name="Subtitle_20_noToC_20_smaller">
      <style:text-properties fo:language="en" fo:country="US" officeooo:rsid="0156c431"/>
    </style:style>
    <style:style style:name="Tibetan" style:family="paragraph" style:parent-style-name="Text_20_body" style:next-style-name="Transliteration">
      <style:paragraph-properties fo:margin-left="0.2953in" fo:margin-right="0in" fo:margin-top="0in" fo:margin-bottom="0.0398in" style:contextual-spacing="false" fo:line-height="100%" fo:text-indent="0in" style:auto-text-indent="false"/>
      <style:text-properties fo:font-size="28pt" style:font-size-asian="28pt" style:font-name-complex="TibetanChogyalUnicode-170221" style:font-family-complex="TibetanChogyalUnicode-170221" style:font-pitch-complex="variable" style:font-size-complex="2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17in" style:type="center"/>
          <style:tab-stop style:position="7.0835in" style:type="right"/>
        </style:tab-stops>
      </style:paragraph-properties>
    </style:style>
    <style:style style:name="Translation" style:family="paragraph" style:parent-style-name="Text_20_body" style:next-style-name="Transliteration">
      <style:paragraph-properties fo:margin-left="0.4925in" fo:margin-right="0in" fo:margin-top="0in" fo:margin-bottom="0in" style:contextual-spacing="false" fo:line-height="100%" fo:orphans="5" fo:widows="5" fo:text-indent="0in" style:auto-text-indent="false"/>
    </style:style>
    <style:style style:name="Transliteration" style:family="paragraph" style:parent-style-name="Text_20_body" style:next-style-name="Translation">
      <style:paragraph-properties fo:margin-left="0.2953in" fo:margin-right="0in" fo:margin-top="0in" fo:margin-bottom="0in" style:contextual-spacing="false" fo:line-height="100%" fo:text-indent="0in" style:auto-text-indent="false"/>
      <style:text-properties style:font-name="Calibri1" fo:font-family="Calibri" style:font-family-generic="swiss" style:font-pitch="variable" fo:language="zxx" fo:country="none" style:language-asian="zxx" style:country-asian="none" style:language-complex="zxx" style:country-complex="none"/>
    </style:style>
    <style:style style:name="Citation" style:family="paragraph" style:parent-style-name="Standard">
      <style:paragraph-properties fo:margin-left="0in" fo:margin-right="0in" fo:margin-top="0.0398in" fo:margin-bottom="0in" style:contextual-spacing="true" fo:text-indent="0in" style:auto-text-indent="false" fo:padding-left="0.1965in" fo:padding-right="0in" fo:padding-top="0.0398in" fo:padding-bottom="0.0398in" fo:border-left="4.99pt solid #999999" fo:border-right="none" fo:border-top="none" fo:border-bottom="none"/>
      <style:text-properties style:font-name="Garamond Dia" fo:font-family="'Garamond Dia'" style:font-style-name="Normal" style:font-family-generic="roman" style:font-pitch="variable" officeooo:rsid="018b3103" fo:background-color="transparent"/>
    </style:style>
    <style:style style:name="P._20_TIB" style:display-name="P. TIB" style:family="paragraph" style:default-outline-level="">
      <style:paragraph-properties fo:text-align="justify" style:justify-single-word="false" fo:orphans="2" fo:widows="2" style:writing-mode="lr-tb"/>
      <style:text-properties fo:font-size="11pt" style:font-size-asian="11pt"/>
    </style:style>
    <style:style style:name="Space_20_after_20_insertion" style:display-name="Space after insertion" style:family="paragraph" style:parent-style-name="Standard" style:next-style-name="Text_20_body">
      <style:paragraph-properties fo:text-align="start" style:justify-single-word="false"/>
      <style:text-properties fo:font-size="10pt" style:font-size-asian="8.75pt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structions" style:family="paragraph" style:parent-style-name="Transliteration">
      <style:text-properties style:font-name="Times New Roman" fo:font-family="'Times New Roman'" style:font-family-generic="roman" style:font-pitch="variable" fo:font-size="12pt" fo:language="fr" fo:country="FR" fo:font-style="italic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Corps_20_de_20_texte.transliteration" style:display-name="Corps de texte.transliteration" style:family="paragraph" style:parent-style-name="Text_20_body">
      <style:paragraph-properties fo:margin-left="0.2953in" fo:margin-right="0in" fo:margin-top="0in" fo:margin-bottom="0in" style:contextual-spacing="false" fo:line-height="100%" fo:text-indent="0in" style:auto-text-indent="false"/>
      <style:text-properties style:font-name="Calibri" fo:font-family="Calibri, sans-serif"/>
    </style:style>
    <style:style style:name="Transliteration_20_1" style:display-name="Transliteration 1" style:family="paragraph" style:default-outline-level="">
      <loext:graphic-properties draw:fill="none" draw:fill-color="#ffffff"/>
      <style:paragraph-properties fo:margin-left="0.2953in" fo:margin-right="0in" fo:margin-top="0in" fo:margin-bottom="0in" style:contextual-spacing="false" fo:line-height="100%" fo:text-align="justify" style:justify-single-word="false" fo:keep-together="auto" fo:orphans="2" fo:widows="2" fo:hyphenation-ladder-count="no-limit" fo:text-indent="0in" style:auto-text-indent="false" fo:break-before="auto" fo:break-after="auto" fo:background-color="transparent" fo:padding="0in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italic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italic" style:font-weight-asian="normal" style:font-name-complex="Arial Unicode MS" style:font-family-complex="'Arial Unicode MS'" style:font-family-generic-complex="system" style:font-pitch-complex="variable" style:font-size-complex="12pt" style:font-style-complex="italic" style:font-weight-complex="normal" fo:hyphenate="false" fo:hyphenation-remain-char-count="2" fo:hyphenation-push-char-count="2" loext:hyphenation-no-caps="false"/>
    </style:style>
    <style:style style:name="Standard_20__28_user_29_" style:display-name="Standard (user)" style:family="paragraph" style:default-outline-level="">
      <style:paragraph-properties fo:orphans="0" fo:widows="0" fo:hyphenation-ladder-count="no-limit">
        <style:tab-stops>
          <style:tab-stop style:position="0.5in"/>
        </style:tab-stops>
      </style:paragraph-properties>
      <style:text-properties style:use-window-font-color="true" loext:opacity="0%" style:font-name="Thorndale" fo:font-family="Thorndale" style:font-family-generic="roman" style:font-pitch="variable" fo:font-size="12pt" fo:language="en" fo:country="GB" style:font-name-asian="FZSongTi" style:font-family-asian="FZSongTi" style:font-family-generic-asian="system" style:font-pitch-asian="variable" style:font-size-asian="12pt" style:language-asian="zh" style:country-asian="CN" style:font-name-complex="Mangal1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WW_5f_CharLFO5LVL1" style:display-name="WW_CharLFO5LVL1" style:family="text">
      <style:text-properties style:use-window-font-color="true" loext:opacity="0%" style:font-name="Century1" fo:font-family="Century" style:font-family-generic="roman" style:font-pitch="variable" fo:font-size="8pt" fo:font-style="normal" fo:font-weight="normal" style:font-size-asian="8pt" style:font-style-asian="normal" style:font-weight-asian="normal"/>
    </style:style>
    <style:style style:name="WW_5f_CharLFO5LVL2" style:display-name="WW_CharLFO5LVL2" style:family="text">
      <style:text-properties fo:font-variant="normal" fo:text-transform="none" style:use-window-font-color="true" loext:opacity="0%" style:font-name="Century1" fo:font-family="Century" style:font-family-generic="roman" style:font-pitch="variable" fo:font-size="16pt" fo:font-style="normal" style:text-underline-style="none" fo:font-weight="normal" style:font-size-asian="16pt" style:font-style-asian="normal" style:font-weight-asian="normal"/>
    </style:style>
    <style:style style:name="WW_5f_CharLFO5LVL3" style:display-name="WW_CharLFO5LVL3" style:family="text">
      <style:text-properties fo:font-variant="normal" fo:text-transform="none" style:font-name="Century1" fo:font-family="Century" style:font-family-generic="roman" style:font-pitch="variable" fo:font-size="16pt" fo:font-style="normal" fo:font-weight="normal" style:font-size-asian="16pt" style:font-style-asian="normal" style:font-weight-asian="normal"/>
    </style:style>
    <style:style style:name="WW_5f_CharLFO5LVL4" style:display-name="WW_CharLFO5LVL4" style:family="text">
      <style:text-properties style:font-name="Century1" fo:font-family="Century" style:font-family-generic="roman" style:font-pitch="variable" fo:font-size="14pt" fo:font-style="normal" fo:font-weight="normal" style:font-size-asian="14pt" style:font-style-asian="normal" style:font-weight-asian="normal"/>
    </style:style>
    <style:style style:name="WW_5f_CharLFO5LVL5" style:display-name="WW_CharLFO5LVL5" style:family="text">
      <style:text-properties style:font-name="Century1" fo:font-family="Century" style:font-family-generic="roman" style:font-pitch="variable" fo:font-size="14pt" fo:font-style="normal" fo:font-weight="normal" style:font-size-asian="14pt" style:font-style-asian="normal" style:font-weight-asian="normal"/>
    </style:style>
    <style:style style:name="WW_5f_CharLFO5LVL6" style:display-name="WW_CharLFO5LVL6" style:family="text">
      <style:text-properties style:font-name="Century1" fo:font-family="Century" style:font-family-generic="roman" style:font-pitch="variable" fo:font-size="14pt" style:font-size-asian="14pt"/>
    </style:style>
    <style:style style:name="WW_5f_CharLFO5LVL7" style:display-name="WW_CharLFO5LVL7" style:family="text">
      <style:text-properties style:font-name="Century1" fo:font-family="Century" style:font-family-generic="roman" style:font-pitch="variable" fo:font-size="14pt" style:text-underline-style="none" style:font-size-asian="14pt"/>
    </style:style>
    <style:style style:name="Police_20_par_20_défaut" style:display-name="Police par défaut" style:family="text"/>
    <style:style style:name="Paragraphe_20_de_20_liste_20_Car" style:display-name="Paragraphe de liste Car" style:family="text" style:parent-style-name="Police_20_par_20_défaut"/>
    <style:style style:name="Milieu_20_Paragraphe_20_Car" style:display-name="Milieu Paragraphe Car" style:family="text" style:parent-style-name="Paragraphe_20_de_20_liste_20_Car">
      <style:text-properties style:font-name="Century1" fo:font-family="Century" style:font-family-generic="roman" style:font-pitch="variable" fo:font-size="12pt" style:font-size-asian="12pt" style:font-size-complex="12pt"/>
    </style:style>
    <style:style style:name="PECHAS_20_NUM_20_Car" style:display-name="PECHAS NUM Car" style:family="text" style:parent-style-name="Milieu_20_Paragraphe_20_Car">
      <style:text-properties style:font-name="Century1" fo:font-family="Century" style:font-family-generic="roman" style:font-pitch="variable" fo:font-size="12pt" fo:font-weight="bold" style:font-size-asian="12pt" style:font-weight-asian="bold" style:font-size-complex="12pt"/>
    </style:style>
    <style:style style:name="Titre_20_4_20_Car" style:display-name="Titre 4 Car" style:family="text" style:parent-style-name="Police_20_par_20_défaut">
      <style:text-properties fo:color="#2e74b5" loext:opacity="100%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language-asian="fr" style:country-asian="FR" style:font-style-asian="italic" style:font-name-complex="Microsoft Himalaya" style:font-family-complex="'Microsoft Himalaya'" style:font-family-generic-complex="system" style:font-pitch-complex="variable" style:font-style-complex="italic"/>
    </style:style>
    <style:style style:name="_31_._20_Titre_20_Car" style:display-name="1. Titre Car" style:family="text" style:parent-style-name="Titre_20_4_20_Car">
      <style:text-properties fo:color="#2e74b5" loext:opacity="100%" style:font-name="Century1" fo:font-family="Century" style:font-family-generic="roman" style:font-pitch="variable" fo:font-size="16pt" fo:font-style="normal" fo:font-weight="bold" style:font-name-asian="Times New Roman" style:font-family-asian="'Times New Roman'" style:font-family-generic-asian="roman" style:font-pitch-asian="variable" style:font-size-asian="16pt" style:language-asian="fr" style:country-asian="FR" style:font-style-asian="normal" style:font-weight-asian="bold" style:font-name-complex="Microsoft Himalaya" style:font-family-complex="'Microsoft Himalaya'" style:font-family-generic-complex="system" style:font-pitch-complex="variable" style:font-style-complex="italic" style:font-weight-complex="bold"/>
    </style:style>
    <style:style style:name="_31_.1._20_SOUS_20_TITRE_20_Car" style:display-name="1.1. SOUS TITRE Car" style:family="text" style:parent-style-name="_31_._20_Titre_20_Car">
      <style:text-properties fo:text-transform="uppercase" fo:color="#2e74b5" loext:opacity="100%" style:font-name="Century1" fo:font-family="Century" style:font-family-generic="roman" style:font-pitch="variable" fo:font-size="14pt" fo:font-style="normal" fo:font-weight="normal" style:font-name-asian="Times New Roman" style:font-family-asian="'Times New Roman'" style:font-family-generic-asian="roman" style:font-pitch-asian="variable" style:font-size-asian="14pt" style:language-asian="fr" style:country-asian="FR" style:font-style-asian="normal" style:font-weight-asian="normal" style:font-name-complex="Microsoft Himalaya" style:font-family-complex="'Microsoft Himalaya'" style:font-family-generic-complex="system" style:font-pitch-complex="variable" style:font-size-complex="14pt" style:font-style-complex="normal" style:font-weight-complex="bold"/>
    </style:style>
    <style:style style:name="PECHAS_20_NUM_20_TITLE_20_Car" style:display-name="PECHAS NUM TITLE Car" style:family="text" style:parent-style-name="_31_.1._20_SOUS_20_TITRE_20_Car">
      <style:text-properties fo:text-transform="uppercase" fo:color="#000000" loext:opacity="100%" style:font-name="Century1" fo:font-family="Century" style:font-family-generic="roman" style:font-pitch="variable" fo:font-size="12pt" fo:font-style="normal" fo:font-weight="normal" style:font-name-asian="Times New Roman" style:font-family-asian="'Times New Roman'" style:font-family-generic-asian="roman" style:font-pitch-asian="variable" style:font-size-asian="12pt" style:language-asian="fr" style:country-asian="FR" style:font-style-asian="normal" style:font-weight-asian="normal" style:font-name-complex="Microsoft Himalaya" style:font-family-complex="'Microsoft Himalaya'" style:font-family-generic-complex="system" style:font-pitch-complex="variable" style:font-size-complex="11pt" style:font-style-complex="normal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2" style:display-name="ListLabel 2" style:family="text">
      <style:text-properties style:use-window-font-color="true" loext:opacity="0%" style:font-name="Berlin Sans FB" fo:font-family="'Berlin Sans FB'" style:font-family-generic="roman" style:font-pitch="variable" fo:font-size="8pt" fo:font-style="normal" fo:font-weight="normal" style:font-size-asian="8pt" style:font-style-asian="normal" style:font-weight-asian="normal"/>
    </style:style>
    <style:style style:name="ListLabel_20_3" style:display-name="ListLabel 3" style:family="text">
      <style:text-properties fo:text-transform="uppercase" style:use-window-font-color="true" loext:opacity="0%" fo:font-size="16pt" fo:font-style="normal" style:text-underline-style="none" fo:font-weight="normal" style:font-size-asian="16pt" style:font-style-asian="normal" style:font-weight-asian="normal"/>
    </style:style>
    <style:style style:name="ListLabel_20_4" style:display-name="ListLabel 4" style:family="text">
      <style:text-properties fo:font-variant="normal" fo:text-transform="none" fo:font-size="16pt" fo:font-style="normal" fo:font-weight="normal" style:font-size-asian="16pt" style:font-style-asian="normal" style:font-weight-asian="normal"/>
    </style:style>
    <style:style style:name="ListLabel_20_5" style:display-name="ListLabel 5" style:family="text">
      <style:text-properties fo:font-size="14pt" fo:font-style="normal" fo:font-weight="normal" style:font-size-asian="14pt" style:font-style-asian="normal" style:font-weight-asian="normal"/>
    </style:style>
    <style:style style:name="ListLabel_20_6" style:display-name="ListLabel 6" style:family="text">
      <style:text-properties fo:font-size="14pt" fo:font-style="normal" fo:font-weight="normal" style:font-size-asian="14pt" style:font-style-asian="normal" style:font-weight-asian="normal"/>
    </style:style>
    <style:style style:name="ListLabel_20_7" style:display-name="ListLabel 7" style:family="text">
      <style:text-properties fo:font-size="14pt" style:font-size-asian="14pt"/>
    </style:style>
    <style:style style:name="ListLabel_20_8" style:display-name="ListLabel 8" style:family="text">
      <style:text-properties fo:font-size="14pt" style:font-size-asian="14pt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MOBI">
      <text:list-level-style-number text:level="1" text:style-name="WW_5f_CharLFO5LVL1" style:num-format="">
        <style:list-level-properties text:list-level-position-and-space-mode="label-alignment">
          <style:list-level-label-alignment text:label-followed-by="nothing" fo:text-indent="-0.3937in" fo:margin-left="0.3937in"/>
        </style:list-level-properties>
      </text:list-level-style-number>
      <text:list-level-style-number text:level="2" text:style-name="WW_5f_CharLFO5LVL2" style:num-format="I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3" text:style-name="WW_5f_CharLFO5LVL3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4" text:style-name="WW_5f_CharLFO5LVL4" style:num-suffix="." style:num-format="1" text:display-levels="4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5" text:style-name="WW_5f_CharLFO5LVL5" style:num-suffix="." style:num-format="1" text:display-levels="5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6" text:style-name="WW_5f_CharLFO5LVL6" style:num-suffix="." style:num-format="1" text:display-levels="6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7" text:style-name="WW_5f_CharLFO5LVL7" style:num-suffix="." style:num-format="1" text:display-levels="7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" style:num-suffix="." style:num-format="I">
        <style:list-level-properties text:list-level-position-and-space-mode="label-alignment">
          <style:list-level-label-alignment text:label-followed-by="listtab" fo:text-indent="-0.4925in" fo:margin-left="0.4925in"/>
        </style:list-level-properties>
      </text:list-level-style-number>
      <text:list-level-style-number text:level="3" text:style-name="ListLabel_20_4" style:num-suffix="." style:num-format="1">
        <style:list-level-properties text:list-level-position-and-space-mode="label-alignment">
          <style:list-level-label-alignment text:label-followed-by="listtab" fo:text-indent="-0.4925in" fo:margin-left="0.4925in"/>
        </style:list-level-properties>
      </text:list-level-style-number>
      <text:list-level-style-number text:level="4" text:style-name="ListLabel_20_5" style:num-suffix="." style:num-format="1" text:display-levels="2">
        <style:list-level-properties text:list-level-position-and-space-mode="label-alignment">
          <style:list-level-label-alignment text:label-followed-by="listtab" fo:text-indent="-0.4925in" fo:margin-left="0.4925in"/>
        </style:list-level-properties>
      </text:list-level-style-number>
      <text:list-level-style-number text:level="5" text:style-name="ListLabel_20_6" style:num-suffix="." style:num-format="1" text:display-levels="3">
        <style:list-level-properties text:list-level-position-and-space-mode="label-alignment">
          <style:list-level-label-alignment text:label-followed-by="listtab" fo:text-indent="-0.4925in" fo:margin-left="0.4925in"/>
        </style:list-level-properties>
      </text:list-level-style-number>
      <text:list-level-style-number text:level="6" text:style-name="ListLabel_20_7" style:num-suffix="​" style:num-format="">
        <style:list-level-properties text:list-level-position-and-space-mode="label-alignment">
          <style:list-level-label-alignment text:label-followed-by="listtab" fo:text-indent="-0.4925in" fo:margin-left="0.4925in"/>
        </style:list-level-properties>
      </text:list-level-style-number>
      <text:list-level-style-number text:level="7" text:style-name="ListLabel_20_8" style:num-format="">
        <style:list-level-properties text:list-level-position-and-space-mode="label-alignment">
          <style:list-level-label-alignment text:label-followed-by="nothing" fo:text-indent="-0.4925in" fo:margin-left="0.4925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0.4925in" fo:margin-left="0.4925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0.4925in" fo:margin-left="0.4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day-of-week number:style="long"/>
      <number:text>, </number:text>
      <number:month number:style="long" number:textual="true"/>
      <number:text> </number:text>
      <number:day/>
      <number:text>, y</number:text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083in" fo:margin-bottom="0.7083in" fo:margin-left="0.7083in" fo:margin-right="0.708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8T11:05:14.768000000</meta:creation-date>
    <meta:editing-duration>PT1H1M35S</meta:editing-duration>
    <meta:editing-cycles>5</meta:editing-cycles>
    <meta:generator>LibreOffice/7.1.3.2$Windows_X86_64 LibreOffice_project/47f78053abe362b9384784d31a6e56f8511eb1c1</meta:generator>
    <dc:subject>TODO Subject</dc:subject>
    <dc:title>Basic</dc:title>
    <meta:keyword>transcript</meta:keyword>
    <meta:keyword>Tülku Rinpoche</meta:keyword>
    <meta:keyword>chanteloube</meta:keyword>
    <meta:keyword>Vajrakilaya</meta:keyword>
    <meta:keyword>kyerim</meta:keyword>
    <meta:keyword>yidam</meta:keyword>
    <dc:date>2021-08-28T21:34:19.158000000</dc:date>
    <meta:document-statistic meta:table-count="0" meta:image-count="0" meta:object-count="0" meta:page-count="7" meta:paragraph-count="3" meta:word-count="34" meta:character-count="167" meta:non-whitespace-character-count="134"/>
    <meta:template xlink:type="simple" xlink:actuate="onRequest" xlink:title="Basic" xlink:href="../../../../../AppData/Roaming/LibreOffice/4/user/template/Basic.ott" meta:date="2021-08-28T11:05:14.435000000"/>
  </office:meta>
</office:document-meta>
</file>